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  <style:text-properties fo:font-size="48pt" style:font-size-asian="48pt" style:font-size-complex="48pt"/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1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1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adosna Światłości,</text:span><text:span text:style-name="T1"><text:line-break/></text:span><text:span text:style-name="T1">Wieczny Odblasku Ojca,</text:span><text:span text:style-name="T1"><text:line-break/></text:span><text:span text:style-name="T1">Święty i błogosławiony,</text:span><text:span text:style-name="T1"><text:line-break/></text:span><text:span text:style-name="T1">Święty i błogosławiony,</text:span><text:span text:style-name="T1"><text:line-break/></text:span><text:span text:style-name="T1">Jezu Chryste, Jezu Chryst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1. Tobie śpiewamy, Synu Maryi,</text:span><text:span text:style-name="T1"><text:line-break/></text:span><text:span text:style-name="T1">Oblubienicy wolnej od skazy,</text:span><text:span text:style-name="T1"><text:line-break/></text:span><text:span text:style-name="T1">żeś raczył przyjąć człowiecze ciało,</text:span><text:span text:style-name="T1"><text:line-break/></text:span><text:span text:style-name="T1">Ty, który źródłem jesteś Jasnośc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adosna Światłości,</text:span><text:span text:style-name="T1"><text:line-break/></text:span><text:span text:style-name="T1">Wieczny Odblasku Ojca,</text:span><text:span text:style-name="T1"><text:line-break/></text:span><text:span text:style-name="T1">Święty i błogosławiony,</text:span><text:span text:style-name="T1"><text:line-break/></text:span><text:span text:style-name="T1">Święty i błogosławiony,</text:span><text:span text:style-name="T1"><text:line-break/></text:span><text:span text:style-name="T1">Jezu Chryste, Jezu Chryst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2. Tyś jest odwiecznie Jednorodzony,</text:span><text:span text:style-name="T1"><text:line-break/></text:span><text:span text:style-name="T1">Tyś jest Odblaskiem Ojca Światłości,</text:span><text:span text:style-name="T1"><text:line-break/></text:span><text:span text:style-name="T1">udrękę nocy Ty z nas usuwasz</text:span><text:span text:style-name="T1"><text:line-break/></text:span><text:span text:style-name="T1">i dusze świętych Ty sam oświecasz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adosna Światłości,</text:span><text:span text:style-name="T1"><text:line-break/></text:span><text:span text:style-name="T1">Wieczny Odblasku Ojca,</text:span><text:span text:style-name="T1"><text:line-break/></text:span><text:span text:style-name="T1">Święty i błogosławiony,</text:span><text:span text:style-name="T1"><text:line-break/></text:span><text:span text:style-name="T1">Święty i błogosławiony,</text:span><text:span text:style-name="T1"><text:line-break/></text:span><text:span text:style-name="T1">Jezu Chryste, Jezu Chryst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3. Z Twojego wnętrza pochodzi światłość,</text:span><text:span text:style-name="T1"><text:line-break/></text:span><text:span text:style-name="T1">rozjaśnia myśli i budzi serce.</text:span><text:span text:style-name="T1"><text:line-break/></text:span><text:span text:style-name="T1">Ty, który dźwigasz i zbawiasz ludzi,</text:span><text:span text:style-name="T1"><text:line-break/></text:span><text:span text:style-name="T1">racz nas zachować od zła wszelkieg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adosna Światłości,</text:span><text:span text:style-name="T1"><text:line-break/></text:span><text:span text:style-name="T1">Wieczny Odblasku Ojca,</text:span><text:span text:style-name="T1"><text:line-break/></text:span><text:span text:style-name="T1">Święty i błogosławiony,</text:span><text:span text:style-name="T1"><text:line-break/></text:span><text:span text:style-name="T1">Święty i błogosławiony,</text:span><text:span text:style-name="T1"><text:line-break/></text:span><text:span text:style-name="T1">Jezu Chryste, Jezu Chryst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4. Niech nasze dusze spoczną w pokoju,</text:span><text:span text:style-name="T1"><text:line-break/></text:span><text:span text:style-name="T1">gdy Cię poznają i umiłują,</text:span><text:span text:style-name="T1"><text:line-break/></text:span><text:span text:style-name="T1">niech nasze oczy patrzą bez końca</text:span><text:span text:style-name="T1"><text:line-break/></text:span><text:span text:style-name="T1">na Twoją Światłość niewysłowion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adosna Światłości,</text:span><text:span text:style-name="T1"><text:line-break/></text:span><text:span text:style-name="T1">Wieczny Odblasku Ojca,</text:span><text:span text:style-name="T1"><text:line-break/></text:span><text:span text:style-name="T1">Święty i błogosławiony,</text:span><text:span text:style-name="T1"><text:line-break/></text:span><text:span text:style-name="T1">Święty i błogosławiony,</text:span><text:span text:style-name="T1"><text:line-break/></text:span><text:span text:style-name="T1">Jezu Chryste, Jezu Chryst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5. Abyśmy wreszcie wolni od grzechu</text:span><text:span text:style-name="T1"><text:line-break/></text:span><text:span text:style-name="T1">i pokonawszy lęki tej ziemi</text:span><text:span text:style-name="T1"><text:line-break/></text:span><text:span text:style-name="T1">czerpali siłę z Twojego życia,</text:span><text:span text:style-name="T1"><text:line-break/></text:span><text:span text:style-name="T1">z Ciebie jest bowiem nasze istnien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adosna Światłości,</text:span><text:span text:style-name="T1"><text:line-break/></text:span><text:span text:style-name="T1">Wieczny Odblasku Ojca,</text:span><text:span text:style-name="T1"><text:line-break/></text:span><text:span text:style-name="T1">Święty i błogosławiony,</text:span><text:span text:style-name="T1"><text:line-break/></text:span><text:span text:style-name="T1">Święty i błogosławiony,</text:span><text:span text:style-name="T1"><text:line-break/></text:span><text:span text:style-name="T1">Jezu Chryste, Jezu Chryst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6. Spraw, niechaj zstąpi na nas Duch Święty,</text:span><text:span text:style-name="T1"><text:line-break/></text:span><text:span text:style-name="T1">w którym wołamy do Boga: Ojcze,</text:span><text:span text:style-name="T1"><text:line-break/></text:span><text:span text:style-name="T1">niech Jego rosa użyźni duszę,</text:span><text:span text:style-name="T1"><text:line-break/></text:span><text:span text:style-name="T1">niech nas napełnią królewskie dar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adosna Światłości,</text:span><text:span text:style-name="T1"><text:line-break/></text:span><text:span text:style-name="T1">Wieczny Odblasku Ojca,</text:span><text:span text:style-name="T1"><text:line-break/></text:span><text:span text:style-name="T1">Święty i błogosławiony,</text:span><text:span text:style-name="T1"><text:line-break/></text:span><text:span text:style-name="T1">Święty i błogosławiony,</text:span><text:span text:style-name="T1"><text:line-break/></text:span><text:span text:style-name="T1">Jezu Chryste, Jezu Chryst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7. Modlitwa moja do Ciebie, Panie</text:span><text:span text:style-name="T1"><text:line-break/></text:span><text:span text:style-name="T1">niechaj się wzniesie jak dym kadzidła,</text:span><text:span text:style-name="T1"><text:line-break/></text:span><text:span text:style-name="T1">ku Tobie ręce moje wzniesione</text:span><text:span text:style-name="T1"><text:line-break/></text:span><text:span text:style-name="T1">niechaj ofiarą będą wieczorn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adosna Światłości,</text:span><text:span text:style-name="T1"><text:line-break/></text:span><text:span text:style-name="T1">Wieczny Odblasku Ojca,</text:span><text:span text:style-name="T1"><text:line-break/></text:span><text:span text:style-name="T1">Święty i błogosławiony,</text:span><text:span text:style-name="T1"><text:line-break/></text:span><text:span text:style-name="T1">Święty i błogosławiony,</text:span><text:span text:style-name="T1"><text:line-break/></text:span><text:span text:style-name="T1">Jezu Chryste, Jezu Chryst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8. Tobie śpiewamy, Miłości Ojca,</text:span><text:span text:style-name="T1"><text:line-break/></text:span><text:span text:style-name="T1">Ciebie sławimy w niezmiennej chwale.</text:span><text:span text:style-name="T1"><text:line-break/></text:span><text:span text:style-name="T1">Ty, co w światłości Ducha zasiadasz,</text:span><text:span text:style-name="T1"><text:line-break/></text:span><text:span text:style-name="T1">który jak Pieczęć błyszczy jednośc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adosna Światłości,</text:span><text:span text:style-name="T1"><text:line-break/></text:span><text:span text:style-name="T1">Wieczny Odblasku Ojca,</text:span><text:span text:style-name="T1"><text:line-break/></text:span><text:span text:style-name="T1">Święty i błogosławiony,</text:span><text:span text:style-name="T1"><text:line-break/></text:span><text:span text:style-name="T1">Święty i błogosławiony,</text:span><text:span text:style-name="T1"><text:line-break/></text:span><text:span text:style-name="T1">Jezu Chryste, Jezu Chryst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style:font-name="Arial1" fo:font-size="24.7000007629395pt" fo:language="pl" fo:country="PL" fo:font-weight="bold" style:font-name-asian="Arial1" style:font-size-asian="24.7000007629395pt" style:language-asian="pl" style:country-asian="PL" style:font-weight-asian="bold" style:font-name-complex="Arial1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6-01-24T19:11:54.640000000</dc:date>
    <dc:language>pl-PL</dc:language>
    <meta:editing-cycles>59</meta:editing-cycles>
    <meta:editing-duration>PT1H34M3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